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2" style:family="paragraph" style:parent-style-name="Standard">
      <style:paragraph-properties style:line-height-at-least="0.503cm"/>
      <style:text-properties fo:color="#6272a4" style:font-name="Droid Sans Mono" fo:font-size="10.5pt" fo:font-weight="normal" fo:background-color="#282a36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ff79c6"/>
    </style:style>
    <style:style style:name="T2" style:family="text">
      <style:text-properties fo:color="#ff79c6" fo:font-style="italic"/>
    </style:style>
    <style:style style:name="T3" style:family="text">
      <style:text-properties fo:color="#50fa7b" fo:font-style="italic"/>
    </style:style>
    <style:style style:name="T4" style:family="text">
      <style:text-properties fo:color="#bd93f9"/>
    </style:style>
    <style:style style:name="T5" style:family="text">
      <style:text-properties fo:color="#8be9fd"/>
    </style:style>
    <style:style style:name="T6" style:family="text">
      <style:text-properties fo:color="#e9f284"/>
    </style:style>
    <style:style style:name="T7" style:family="text">
      <style:text-properties fo:color="#f1fa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:</text:span><text:span text:style-name="T3">root</text:span>{</text:p>
      <text:p text:style-name="P1">--vermelho<text:span text:style-name="T1">:</text:span> <text:span text:style-name="T4">#E50914</text:span>;</text:p>
      <text:p text:style-name="P1">--preta<text:span text:style-name="T1">:</text:span><text:span text:style-name="T4">#141414</text:span>;</text:p>
      <text:p text:style-name="P1">}</text:p>
      <text:p text:style-name="P3"/>
      <text:p text:style-name="P1"><text:span text:style-name="T1">*</text:span>{ </text:p>
      <text:p text:style-name="P1"><text:span text:style-name="T5">margin</text:span><text:span text:style-name="T1">:</text:span> <text:span text:style-name="T4">0</text:span>;</text:p>
      <text:p text:style-name="P1"><text:span text:style-name="T5">padding</text:span><text:span text:style-name="T1">:</text:span> <text:span text:style-name="T4">0</text:span>;</text:p>
      <text:p text:style-name="P1"><text:span text:style-name="T5">box-sizing</text:span><text:span text:style-name="T1">:</text:span> <text:span text:style-name="T4">border-box</text:span>;</text:p>
      <text:p text:style-name="P1">}</text:p>
      <text:p text:style-name="P3"/>
      <text:p text:style-name="P2">/*Elementos base*/</text:p>
      <text:p text:style-name="P1"><text:span text:style-name="T1">body</text:span>{</text:p>
      <text:p text:style-name="P1"><text:span text:style-name="T5">background</text:span><text:span text:style-name="T1">:</text:span> <text:span text:style-name="T5">var</text:span>(--preta);</text:p>
      <text:p text:style-name="P1"><text:span text:style-name="T5">font-family</text:span><text:span text:style-name="T1">:</text:span> <text:span text:style-name="T6">'</text:span><text:span text:style-name="T7">Times New Roman</text:span><text:span text:style-name="T6">'</text:span>, <text:span text:style-name="T4">Times</text:span>, <text:span text:style-name="T4">serif</text:span>;</text:p>
      <text:p text:style-name="P1"><text:span text:style-name="T5">color</text:span><text:span text:style-name="T1">:</text:span><text:span text:style-name="T4">white</text:span>;</text:p>
      <text:p text:style-name="P1">}</text:p>
      <text:p text:style-name="P3"/>
      <text:p text:style-name="P1"><text:span text:style-name="T1">header </text:span><text:span text:style-name="T3">.container</text:span>{</text:p>
      <text:p text:style-name="P1"><text:span text:style-name="T5">display</text:span><text:span text:style-name="T1">:</text:span> <text:span text:style-name="T4">flex</text:span>;</text:p>
      <text:p text:style-name="P1"><text:span text:style-name="T5">flex-direction</text:span><text:span text:style-name="T1">:</text:span> <text:span text:style-name="T4">row</text:span>;</text:p>
      <text:p text:style-name="P1"><text:span text:style-name="T5">align-items</text:span><text:span text:style-name="T1">:</text:span> <text:span text:style-name="T4">center</text:span>;</text:p>
      <text:p text:style-name="P1"><text:span text:style-name="T5">justify-content</text:span><text:span text:style-name="T1">:</text:span> <text:span text:style-name="T4">space-between</text:span>;</text:p>
      <text:p text:style-name="P1">}</text:p>
      <text:p text:style-name="P3"/>
      <text:p text:style-name="P1"><text:span text:style-name="T1">header </text:span><text:span text:style-name="T3">.logo</text:span>{</text:p>
      <text:p text:style-name="P1"><text:span text:style-name="T5">margin-left</text:span><text:span text:style-name="T1">:</text:span> <text:span text:style-name="T4">5</text:span><text:span text:style-name="T1">px</text:span>;</text:p>
      <text:p text:style-name="P1"><text:span text:style-name="T5">color</text:span><text:span text:style-name="T1">:</text:span> <text:span text:style-name="T5">var</text:span>(--vermelho);</text:p>
      <text:p text:style-name="P1"><text:span text:style-name="T5">font-family</text:span><text:span text:style-name="T1">:</text:span> <text:span text:style-name="T6">'</text:span><text:span text:style-name="T7">Arial Black</text:span><text:span text:style-name="T6">'</text:span>, <text:span text:style-name="T4">Times</text:span>;</text:p>
      <text:p text:style-name="P1"><text:span text:style-name="T5">font-size</text:span><text:span text:style-name="T1">:</text:span> <text:span text:style-name="T4">40</text:span><text:span text:style-name="T1">px</text:span>;</text:p>
      <text:p text:style-name="P1">}</text:p>
      <text:p text:style-name="P3"/>
      <text:p text:style-name="P1"><text:span text:style-name="T1">header nav a</text:span>{</text:p>
      <text:p text:style-name="P1"><text:span text:style-name="T5">text-decoration</text:span><text:span text:style-name="T1">:</text:span> <text:span text:style-name="T4">none</text:span>;</text:p>
      <text:p text:style-name="P1"><text:span text:style-name="T5">color</text:span><text:span text:style-name="T1">:</text:span> <text:span text:style-name="T4">#AAA</text:span>;</text:p>
      <text:p text:style-name="P1"><text:span text:style-name="T5">margin-right</text:span><text:span text:style-name="T1">:</text:span> <text:span text:style-name="T4">10</text:span><text:span text:style-name="T1">px</text:span>;</text:p>
      <text:p text:style-name="P1">}</text:p>
      <text:p text:style-name="P3"/>
      <text:p text:style-name="P1"><text:span text:style-name="T1">header nav a</text:span><text:span text:style-name="T2">:</text:span><text:span text:style-name="T3">hover</text:span>{</text:p>
      <text:p text:style-name="P1"><text:span text:style-name="T5">color</text:span><text:span text:style-name="T1">:</text:span> <text:span text:style-name="T5">rgba</text:span>(<text:span text:style-name="T4">255</text:span>, <text:span text:style-name="T4">255</text:span>, <text:span text:style-name="T4">255</text:span>, <text:span text:style-name="T4">0.774</text:span>);</text:p>
      <text:p text:style-name="P1">}</text:p>
      <text:p text:style-name="P3"/>
      <text:p text:style-name="P2">/* Filme Princiapl*/</text:p>
      <text:p text:style-name="P1"><text:span text:style-name="T3">.filme-principal</text:span>{</text:p>
      <text:p text:style-name="P1"><text:span text:style-name="T5">font-size</text:span><text:span text:style-name="T1">:</text:span> <text:span text:style-name="T4">16</text:span><text:span text:style-name="T1">px</text:span>;</text:p>
      <text:p text:style-name="P1"><text:span text:style-name="T5">background</text:span><text:span text:style-name="T1">:</text:span> <text:span text:style-name="T5">url</text:span>(<text:span text:style-name="T6">'</text:span><text:span text:style-name="T7">IMG/matrix-cartaz.jpg</text:span><text:span text:style-name="T6">'</text:span>);</text:p>
      <text:p text:style-name="P3"/>
      <text:p text:style-name="P1"><text:span text:style-name="T5">height</text:span><text:span text:style-name="T1">:</text:span> <text:span text:style-name="T4">800</text:span><text:span text:style-name="T1">px</text:span>; </text:p>
      <text:p text:style-name="P1"><text:span text:style-name="T5">width</text:span><text:span text:style-name="T1">:</text:span> <text:span text:style-name="T4">50</text:span><text:span text:style-name="T1">%</text:span>;</text:p>
      <text:p text:style-name="P1"><text:span text:style-name="T5">background-size</text:span><text:span text:style-name="T1">:</text:span> <text:span text:style-name="T4">cover</text:span>;</text:p>
      <text:p text:style-name="P1"><text:span text:style-name="T5">border-radius</text:span><text:span text:style-name="T1">:</text:span> <text:span text:style-name="T4">20</text:span><text:span text:style-name="T1">px</text:span>;</text:p>
      <text:p text:style-name="P3"><text:soft-page-break/></text:p>
      <text:p text:style-name="P1"><text:span text:style-name="T5">display</text:span><text:span text:style-name="T1">:</text:span> <text:span text:style-name="T4">flex</text:span>;</text:p>
      <text:p text:style-name="P1"><text:span text:style-name="T5">justify-content</text:span><text:span text:style-name="T1">:</text:span> <text:span text:style-name="T4">center</text:span>;</text:p>
      <text:p text:style-name="P1"><text:span text:style-name="T5">align-items</text:span><text:span text:style-name="T1">:</text:span> <text:span text:style-name="T4">initial</text:span>;</text:p>
      <text:p text:style-name="P1">}</text:p>
      <text:p text:style-name="P3"/>
      <text:p text:style-name="P1"><text:span text:style-name="T3">.filme-principal</text:span><text:span text:style-name="T1"> </text:span><text:span text:style-name="T3">.descricao</text:span> {</text:p>
      <text:p text:style-name="P1"><text:span text:style-name="T5">margin-bottom</text:span><text:span text:style-name="T1">:</text:span> <text:span text:style-name="T4">50</text:span><text:span text:style-name="T1">%</text:span>;</text:p>
      <text:p text:style-name="P1"><text:span text:style-name="T5">margin-top</text:span><text:span text:style-name="T1">:</text:span> <text:span text:style-name="T4">5</text:span><text:span text:style-name="T1">px</text:span>;</text:p>
      <text:p text:style-name="P1"><text:span text:style-name="T5">margin-left</text:span><text:span text:style-name="T1">:</text:span> <text:span text:style-name="T4">50</text:span><text:span text:style-name="T1">px</text:span>;</text:p>
      <text:p text:style-name="P1"><text:span text:style-name="T5">width</text:span><text:span text:style-name="T1">:</text:span> <text:span text:style-name="T4">40</text:span><text:span text:style-name="T1">%</text:span>;</text:p>
      <text:p text:style-name="P1"><text:span text:style-name="T5">color</text:span><text:span text:style-name="T1">:</text:span> <text:span text:style-name="T4">greenyellow</text:span>;</text:p>
      <text:p text:style-name="P1">}</text:p>
      <text:p text:style-name="P3"/>
      <text:p text:style-name="P1"><text:span text:style-name="T3">.filme-principal</text:span><text:span text:style-name="T1"> </text:span><text:span text:style-name="T3">.titulo</text:span> {</text:p>
      <text:p text:style-name="P1"><text:span text:style-name="T5">margin-top</text:span><text:span text:style-name="T1">:</text:span> <text:span text:style-name="T4">5</text:span><text:span text:style-name="T1">px</text:span>;</text:p>
      <text:p text:style-name="P1"><text:span text:style-name="T5">margin-left</text:span><text:span text:style-name="T1">:</text:span> <text:span text:style-name="T4">50</text:span><text:span text:style-name="T1">px</text:span>;</text:p>
      <text:p text:style-name="P1"><text:span text:style-name="T5">font-size</text:span><text:span text:style-name="T1">:</text:span> <text:span text:style-name="T4">40</text:span><text:span text:style-name="T1">px</text:span>;</text:p>
      <text:p text:style-name="P1"><text:span text:style-name="T5">font-family</text:span><text:span text:style-name="T1">:</text:span> <text:span text:style-name="T6">'</text:span><text:span text:style-name="T7">Trebuchet MS</text:span><text:span text:style-name="T6">'</text:span>, <text:span text:style-name="T4">Arial</text:span>, <text:span text:style-name="T4">sans-serif</text:span>;</text:p>
      <text:p text:style-name="P1">}</text:p>
      <text:p text:style-name="P3"/>
      <text:p text:style-name="P1"><text:span text:style-name="T3">.botao</text:span> {</text:p>
      <text:p text:style-name="P1"><text:span text:style-name="T5">background-color</text:span><text:span text:style-name="T1">:</text:span> <text:span text:style-name="T5">rgba</text:span>(<text:span text:style-name="T4">255</text:span>, <text:span text:style-name="T4">255</text:span>, <text:span text:style-name="T4">255</text:span>, <text:span text:style-name="T4">0.747</text:span>);</text:p>
      <text:p text:style-name="P1"><text:span text:style-name="T5">border</text:span><text:span text:style-name="T1">:</text:span> <text:span text:style-name="T4">none</text:span>;</text:p>
      <text:p text:style-name="P1"><text:span text:style-name="T5">color</text:span><text:span text:style-name="T1">:</text:span> <text:span text:style-name="T5">rgb</text:span>(<text:span text:style-name="T4">0</text:span>, <text:span text:style-name="T4">0</text:span>, <text:span text:style-name="T4">0</text:span>,<text:span text:style-name="T4">100</text:span><text:span text:style-name="T1">%</text:span>);</text:p>
      <text:p text:style-name="P3"/>
      <text:p text:style-name="P1"><text:span text:style-name="T5">padding</text:span><text:span text:style-name="T1">:</text:span> <text:span text:style-name="T4">15</text:span><text:span text:style-name="T1">px</text:span> <text:span text:style-name="T4">30</text:span><text:span text:style-name="T1">px</text:span>;</text:p>
      <text:p text:style-name="P1"><text:span text:style-name="T5">margin-right</text:span><text:span text:style-name="T1">:</text:span> <text:span text:style-name="T4">15</text:span><text:span text:style-name="T1">px</text:span>;</text:p>
      <text:p text:style-name="P1"><text:span text:style-name="T5">font-size</text:span><text:span text:style-name="T1">:</text:span> <text:span text:style-name="T4">12</text:span><text:span text:style-name="T1">px</text:span>;</text:p>
      <text:p text:style-name="P1"><text:span text:style-name="T5">margin-left</text:span><text:span text:style-name="T1">:</text:span> <text:span text:style-name="T4">40</text:span><text:span text:style-name="T1">px</text:span>;</text:p>
      <text:p text:style-name="P1"><text:span text:style-name="T5">margin-bottom</text:span><text:span text:style-name="T1">:</text:span> <text:span text:style-name="T4">5</text:span><text:span text:style-name="T1">%</text:span>;</text:p>
      <text:p text:style-name="P3"/>
      <text:p text:style-name="P1"><text:span text:style-name="T5">cursor</text:span><text:span text:style-name="T1">:</text:span> <text:span text:style-name="T4">pointer</text:span>;</text:p>
      <text:p text:style-name="P1"><text:span text:style-name="T5">transition</text:span><text:span text:style-name="T1">:</text:span> <text:span text:style-name="T4">.3</text:span><text:span text:style-name="T1">s</text:span> <text:span text:style-name="T4">ease</text:span> <text:span text:style-name="T4">all</text:span>;</text:p>
      <text:p text:style-name="P1">}</text:p>
      <text:p text:style-name="P3"/>
      <text:p text:style-name="P1"><text:span text:style-name="T3">.botao</text:span><text:span text:style-name="T2">:</text:span><text:span text:style-name="T3">hover</text:span> {</text:p>
      <text:p text:style-name="P1"><text:span text:style-name="T5">background-color</text:span><text:span text:style-name="T1">:</text:span> <text:span text:style-name="T5">RGB</text:span>(<text:span text:style-name="T4">44</text:span>, <text:span text:style-name="T4">112</text:span>, <text:span text:style-name="T4">65</text:span>,<text:span text:style-name="T4">.20</text:span><text:span text:style-name="T1">%</text:span>);</text:p>
      <text:p text:style-name="P1"><text:span text:style-name="T5">color</text:span><text:span text:style-name="T1">:</text:span> <text:span text:style-name="T4">green</text:span>;</text:p>
      <text:p text:style-name="P1"><text:span text:style-name="T5">border</text:span><text:span text:style-name="T1">:</text:span> <text:span text:style-name="T4">black</text:span>;</text:p>
      <text:p text:style-name="P1">}</text:p>
      <text:p text:style-name="P3"/>
      <text:p text:style-name="P1"><text:span text:style-name="T3">.botao</text:span><text:span text:style-name="T1"> i</text:span> {</text:p>
      <text:p text:style-name="P1"><text:span text:style-name="T5">margin-right</text:span><text:span text:style-name="T1">:</text:span> <text:span text:style-name="T4">8</text:span><text:span text:style-name="T1">px</text:span>;</text:p>
      <text:p text:style-name="P3"/>
      <text:p text:style-name="P1">}</text:p>
      <text:p text:style-name="P3"/>
      <text:p text:style-name="P1"><text:span text:style-name="T3">.photo</text:span> {</text:p>
      <text:p text:style-name="P1"><text:span text:style-name="T5">border</text:span><text:span text:style-name="T1">:</text:span> <text:span text:style-name="T4">1</text:span><text:span text:style-name="T1">px</text:span> <text:span text:style-name="T4">solid</text:span> <text:span text:style-name="T4">#505050</text:span>; </text:p>
      <text:p text:style-name="P1"><text:span text:style-name="T5">border-radius</text:span><text:span text:style-name="T1">:</text:span> <text:span text:style-name="T4">500</text:span><text:span text:style-name="T1">px</text:span>;</text:p>
      <text:p text:style-name="P3"/>
      <text:p text:style-name="P1"><text:soft-page-break/><text:span text:style-name="T5">margin-bottom</text:span><text:span text:style-name="T1">:</text:span> <text:span text:style-name="T4">1</text:span><text:span text:style-name="T1">px</text:span>;</text:p>
      <text:p text:style-name="P1"><text:span text:style-name="T5">margin-left</text:span><text:span text:style-name="T1">:</text:span> <text:span text:style-name="T4">100</text:span><text:span text:style-name="T1">px</text:span>;</text:p>
      <text:p text:style-name="P3"/>
      <text:p text:style-name="P1"><text:span text:style-name="T5">display</text:span><text:span text:style-name="T1">:</text:span> <text:span text:style-name="T4">flex</text:span>;</text:p>
      <text:p text:style-name="P1"><text:span text:style-name="T5">justify-content</text:span><text:span text:style-name="T1">:</text:span> last <text:span text:style-name="T4">baseline</text:span>;</text:p>
      <text:p text:style-name="P1"><text:span text:style-name="T5">align-items</text:span><text:span text:style-name="T1">:</text:span> <text:span text:style-name="T4">baseline</text:span>;</text:p>
      <text:p text:style-name="P1"><text:span text:style-name="T5">columns</text:span><text:span text:style-name="T1">:</text:span> <text:span text:style-name="T4">100</text:span><text:span text:style-name="T1">%</text:span>;</text:p>
      <text:p text:style-name="P1">}</text:p>
      <text:p text:style-name="P3"/>
      <text:p text:style-name="P1"><text:span text:style-name="T3">.box-filme</text:span> {</text:p>
      <text:p text:style-name="P1"><text:span text:style-name="T5">height</text:span><text:span text:style-name="T1">:</text:span> <text:span text:style-name="T4">100</text:span><text:span text:style-name="T1">%</text:span>;</text:p>
      <text:p text:style-name="P1"><text:span text:style-name="T5">width</text:span><text:span text:style-name="T1">:</text:span> <text:span text:style-name="T4">100</text:span><text:span text:style-name="T1">%</text:span>;</text:p>
      <text:p text:style-name="P1"><text:span text:style-name="T5">display</text:span><text:span text:style-name="T1">:</text:span> <text:span text:style-name="T4">block</text:span>;</text:p>
      <text:p text:style-name="P1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6T15:59:12.345361139</meta:creation-date>
    <dc:date>2021-06-26T16:00:19.205987995</dc:date>
    <meta:editing-duration>PT1M7S</meta:editing-duration>
    <meta:editing-cycles>1</meta:editing-cycles>
    <meta:document-statistic meta:table-count="0" meta:image-count="0" meta:object-count="0" meta:page-count="3" meta:paragraph-count="95" meta:word-count="204" meta:character-count="1549" meta:non-whitespace-character-count="1441"/>
    <meta:generator>LibreOffice/6.4.7.2$Linux_X86_64 LibreOffice_project/40$Build-2</meta:generator>
  </office:meta>
</office:document-meta>
</file>